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05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.0528in" svg:y="4.5319in">
            <draw:object draw:notify-on-update-of-ranges="Sheet1.A36:Sheet1.A38 Sheet1.B29:Sheet1.B29 Sheet1.B36:Sheet1.B38 Sheet1.C29:Sheet1.C29 Sheet1.C36:Sheet1.C38 Sheet1.D29:Sheet1.D29 Sheet1.D36:Sheet1.D38 Sheet1.E29:Sheet1.E29 Sheet1.E36:Sheet1.E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6268in" svg:y="9.6768in">
            <draw:object draw:notify-on-update-of-ranges="Sheet1.A50:Sheet1.A52 Sheet1.B49:Sheet1.B49 Sheet1.B50:Sheet1.B52 Sheet1.C49:Sheet1.C49 Sheet1.C50:Sheet1.C52 Sheet1.D49:Sheet1.D49 Sheet1.D50:Sheet1.D52 Sheet1.E49:Sheet1.E49 Sheet1.E50:Sheet1.E5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31in" svg:height="3.5488in" svg:x="3.4114in" svg:y="15.2953in">
            <draw:object draw:notify-on-update-of-ranges="Sheet1.A82:Sheet1.A84 Sheet1.B81:Sheet1.B81 Sheet1.B82:Sheet1.B84 Sheet1.C81:Sheet1.C81 Sheet1.C82:Sheet1.C84 Sheet1.D81:Sheet1.D81 Sheet1.D82:Sheet1.D84 Sheet1.E81:Sheet1.E81 Sheet1.E82:Sheet1.E8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1B Seq Read</text:p>
          </table:table-cell>
          <table:table-cell office:value-type="string" calcext:value-type="string">
            <text:p>1KB Seq Read</text:p>
          </table:table-cell>
          <table:table-cell office:value-type="string" calcext:value-type="string">
            <text:p>1MB Seq Read</text:p>
          </table:table-cell>
          <table:table-cell office:value-type="string" calcext:value-type="string">
            <text:p>1B Seq Write</text:p>
          </table:table-cell>
          <table:table-cell office:value-type="string" calcext:value-type="string">
            <text:p>1KB Seq Write</text:p>
          </table:table-cell>
          <table:table-cell office:value-type="string" calcext:value-type="string">
            <text:p>1MB Seq Wri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41.273947" calcext:value-type="float">
            <text:p>41.273947</text:p>
          </table:table-cell>
          <table:table-cell table:style-name="ce1" office:value-type="float" office:value="0.709984" calcext:value-type="float">
            <text:p>0.709984</text:p>
          </table:table-cell>
          <table:table-cell office:value-type="float" office:value="0.164429" calcext:value-type="float">
            <text:p>0.164429</text:p>
          </table:table-cell>
          <table:table-cell table:style-name="ce1" office:value-type="float" office:value="44.17744" calcext:value-type="float">
            <text:p>44.17744</text:p>
          </table:table-cell>
          <table:table-cell table:style-name="ce1" office:value-type="float" office:value="2.135696" calcext:value-type="float">
            <text:p>2.135696</text:p>
          </table:table-cell>
          <table:table-cell office:value-type="float" office:value="0.989167" calcext:value-type="float">
            <text:p>0.9891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863416" calcext:value-type="float">
            <text:p>20.863416</text:p>
          </table:table-cell>
          <table:table-cell table:style-name="ce1" office:value-type="float" office:value="0.52694" calcext:value-type="float">
            <text:p>0.52694</text:p>
          </table:table-cell>
          <table:table-cell office:value-type="float" office:value="0.134248" calcext:value-type="float">
            <text:p>0.134248</text:p>
          </table:table-cell>
          <table:table-cell office:value-type="float" office:value="22.39035" calcext:value-type="float">
            <text:p>22.39035</text:p>
          </table:table-cell>
          <table:table-cell table:style-name="ce1" office:value-type="float" office:value="1.353921" calcext:value-type="float">
            <text:p>1.353921</text:p>
          </table:table-cell>
          <table:table-cell office:value-type="float" office:value="0.584053" calcext:value-type="float">
            <text:p>0.5840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787898" calcext:value-type="float">
            <text:p>10.787898</text:p>
          </table:table-cell>
          <table:table-cell office:value-type="float" office:value="0.323124" calcext:value-type="float">
            <text:p>0.323124</text:p>
          </table:table-cell>
          <table:table-cell office:value-type="float" office:value="0.288815" calcext:value-type="float">
            <text:p>0.288815</text:p>
          </table:table-cell>
          <table:table-cell office:value-type="float" office:value="11.09144" calcext:value-type="float">
            <text:p>11.09144</text:p>
          </table:table-cell>
          <table:table-cell office:value-type="float" office:value="0.563738" calcext:value-type="float">
            <text:p>0.563738</text:p>
          </table:table-cell>
          <table:table-cell office:value-type="float" office:value="0.547209" calcext:value-type="float">
            <text:p>0.54720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2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1B Rand Read</text:p>
          </table:table-cell>
          <table:table-cell office:value-type="string" calcext:value-type="string">
            <text:p>1KB Rand Read</text:p>
          </table:table-cell>
          <table:table-cell office:value-type="string" calcext:value-type="string">
            <text:p>1MB Rand Read</text:p>
          </table:table-cell>
          <table:table-cell office:value-type="string" calcext:value-type="string">
            <text:p>1B Rand Write</text:p>
          </table:table-cell>
          <table:table-cell office:value-type="string" calcext:value-type="string">
            <text:p>1KB Rand Write</text:p>
          </table:table-cell>
          <table:table-cell office:value-type="string" calcext:value-type="string">
            <text:p>1MB Rand Wri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.23" calcext:value-type="float">
            <text:p>70.23</text:p>
          </table:table-cell>
          <table:table-cell office:value-type="float" office:value="1.850014" calcext:value-type="float">
            <text:p>1.850014</text:p>
          </table:table-cell>
          <table:table-cell office:value-type="float" office:value="0.256692" calcext:value-type="float">
            <text:p>0.256692</text:p>
          </table:table-cell>
          <table:table-cell office:value-type="float" office:value="80.231" calcext:value-type="float">
            <text:p>80.231</text:p>
          </table:table-cell>
          <table:table-cell office:value-type="float" office:value="5.824251" calcext:value-type="float">
            <text:p>5.824251</text:p>
          </table:table-cell>
          <table:table-cell office:value-type="float" office:value="1.782805" calcext:value-type="float">
            <text:p>1.7828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.45" calcext:value-type="float">
            <text:p>40.45</text:p>
          </table:table-cell>
          <table:table-cell office:value-type="float" office:value="1.244455" calcext:value-type="float">
            <text:p>1.244455</text:p>
          </table:table-cell>
          <table:table-cell office:value-type="float" office:value="0.21691" calcext:value-type="float">
            <text:p>0.21691</text:p>
          </table:table-cell>
          <table:table-cell office:value-type="float" office:value="41.983" calcext:value-type="float">
            <text:p>41.983</text:p>
          </table:table-cell>
          <table:table-cell table:style-name="ce1" office:value-type="float" office:value="5.041872" calcext:value-type="float">
            <text:p>5.041872</text:p>
          </table:table-cell>
          <table:table-cell office:value-type="float" office:value="1.1726" calcext:value-type="float">
            <text:p>1.17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.234" calcext:value-type="float">
            <text:p>50.234</text:p>
          </table:table-cell>
          <table:table-cell office:value-type="float" office:value="0.809934" calcext:value-type="float">
            <text:p>0.809934</text:p>
          </table:table-cell>
          <table:table-cell office:value-type="float" office:value="0.248322" calcext:value-type="float">
            <text:p>0.248322</text:p>
          </table:table-cell>
          <table:table-cell office:value-type="float" office:value="34.523" calcext:value-type="float">
            <text:p>34.523</text:p>
          </table:table-cell>
          <table:table-cell office:value-type="float" office:value="2.562604" calcext:value-type="float">
            <text:p>2.562604</text:p>
          </table:table-cell>
          <table:table-cell office:value-type="float" office:value="1.691141" calcext:value-type="float">
            <text:p>1.691141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float" office:value="34.523" calcext:value-type="float">
            <text:p>34.523</text:p>
          </table:table-cell>
          <table:table-cell table:formula="of:=100000000/([.C16]*1024*1024)" office:value-type="float" office:value="2.76243175971454" calcext:value-type="float">
            <text:p>2.7624317597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Latency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016" calcext:value-type="float">
            <text:p>0.0000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1B Seq Read</text:p>
          </table:table-cell>
          <table:table-cell office:value-type="string" calcext:value-type="string">
            <text:p>1B Seq Write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41.273947" calcext:value-type="float">
            <text:p>41.273947</text:p>
          </table:table-cell>
          <table:table-cell table:style-name="ce1" office:value-type="float" office:value="44.17744" calcext:value-type="float">
            <text:p>44.17744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.863416" calcext:value-type="float">
            <text:p>20.863416</text:p>
          </table:table-cell>
          <table:table-cell office:value-type="float" office:value="22.39035" calcext:value-type="float">
            <text:p>22.39035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.787898" calcext:value-type="float">
            <text:p>10.787898</text:p>
          </table:table-cell>
          <table:table-cell office:value-type="float" office:value="11.09144" calcext:value-type="float">
            <text:p>11.09144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hreads</text:p>
          </table:table-cell>
          <table:table-cell office:value-type="string" calcext:value-type="string">
            <text:p>1KB Seq Read</text:p>
          </table:table-cell>
          <table:table-cell office:value-type="string" calcext:value-type="string">
            <text:p>1KB Rand Read</text:p>
          </table:table-cell>
          <table:table-cell office:value-type="string" calcext:value-type="string">
            <text:p>1KB Seq Write</text:p>
          </table:table-cell>
          <table:table-cell office:value-type="string" calcext:value-type="string">
            <text:p>1KB Rand Write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0.709984" calcext:value-type="float">
            <text:p>0.709984</text:p>
          </table:table-cell>
          <table:table-cell office:value-type="float" office:value="1.850014" calcext:value-type="float">
            <text:p>1.850014</text:p>
          </table:table-cell>
          <table:table-cell table:style-name="ce1" office:value-type="float" office:value="2.135696" calcext:value-type="float">
            <text:p>2.135696</text:p>
          </table:table-cell>
          <table:table-cell office:value-type="float" office:value="5.824251" calcext:value-type="float">
            <text:p>5.824251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float" office:value="0.52694" calcext:value-type="float">
            <text:p>0.52694</text:p>
          </table:table-cell>
          <table:table-cell office:value-type="float" office:value="1.244455" calcext:value-type="float">
            <text:p>1.244455</text:p>
          </table:table-cell>
          <table:table-cell table:style-name="ce1" office:value-type="float" office:value="1.353921" calcext:value-type="float">
            <text:p>1.353921</text:p>
          </table:table-cell>
          <table:table-cell table:style-name="ce1" office:value-type="float" office:value="5.041872" calcext:value-type="float">
            <text:p>5.041872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323124" calcext:value-type="float">
            <text:p>0.323124</text:p>
          </table:table-cell>
          <table:table-cell office:value-type="float" office:value="0.809934" calcext:value-type="float">
            <text:p>0.809934</text:p>
          </table:table-cell>
          <table:table-cell office:value-type="float" office:value="0.563738" calcext:value-type="float">
            <text:p>0.563738</text:p>
          </table:table-cell>
          <table:table-cell office:value-type="float" office:value="2.562604" calcext:value-type="float">
            <text:p>2.562604</text:p>
          </table:table-cell>
          <table:table-cell table:number-columns-repeated="4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4.323" calcext:value-type="float">
            <text:p>134.323</text:p>
          </table:table-cell>
          <table:table-cell office:value-type="float" office:value="51.549" calcext:value-type="float">
            <text:p>51.549</text:p>
          </table:table-cell>
          <table:table-cell office:value-type="float" office:value="44.654" calcext:value-type="float">
            <text:p>44.654</text:p>
          </table:table-cell>
          <table:table-cell office:value-type="float" office:value="16.374" calcext:value-type="float">
            <text:p>16.374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0.983" calcext:value-type="float">
            <text:p>180.983</text:p>
          </table:table-cell>
          <table:table-cell office:value-type="float" office:value="76.633" calcext:value-type="float">
            <text:p>76.633</text:p>
          </table:table-cell>
          <table:table-cell office:value-type="float" office:value="70.437" calcext:value-type="float">
            <text:p>70.437</text:p>
          </table:table-cell>
          <table:table-cell office:value-type="float" office:value="18.915" calcext:value-type="float">
            <text:p>18.915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95.142" calcext:value-type="float">
            <text:p>295.142</text:p>
          </table:table-cell>
          <table:table-cell office:value-type="float" office:value="117.747" calcext:value-type="float">
            <text:p>117.747</text:p>
          </table:table-cell>
          <table:table-cell office:value-type="float" office:value="169.169" calcext:value-type="float">
            <text:p>169.169</text:p>
          </table:table-cell>
          <table:table-cell office:value-type="float" office:value="37.215" calcext:value-type="float">
            <text:p>37.215</text:p>
          </table:table-cell>
          <table:table-cell table:number-columns-repeated="4"/>
        </table:table-row>
        <table:table-row table:style-name="ro2" table:number-rows-repeated="10">
          <table:table-cell table:number-columns-repeated="9"/>
        </table:table-row>
        <table:table-row table:style-name="ro2">
          <table:table-cell office:value-type="string" calcext:value-type="string">
            <text:p>Threads</text:p>
          </table:table-cell>
          <table:table-cell office:value-type="string" calcext:value-type="string">
            <text:p>1MB Seq Read</text:p>
          </table:table-cell>
          <table:table-cell office:value-type="string" calcext:value-type="string">
            <text:p>1MB Rand Read</text:p>
          </table:table-cell>
          <table:table-cell office:value-type="string" calcext:value-type="string">
            <text:p>1MB Seq Write</text:p>
          </table:table-cell>
          <table:table-cell office:value-type="string" calcext:value-type="string">
            <text:p>1MB Rand Write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79.99" calcext:value-type="float">
            <text:p>579.99</text:p>
          </table:table-cell>
          <table:table-cell office:value-type="float" office:value="371.524" calcext:value-type="float">
            <text:p>371.524</text:p>
          </table:table-cell>
          <table:table-cell office:value-type="float" office:value="96.411" calcext:value-type="float">
            <text:p>96.411</text:p>
          </table:table-cell>
          <table:table-cell office:value-type="float" office:value="53.49" calcext:value-type="float">
            <text:p>53.49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10.382" calcext:value-type="float">
            <text:p>710.382</text:p>
          </table:table-cell>
          <table:table-cell office:value-type="float" office:value="439.663" calcext:value-type="float">
            <text:p>439.663</text:p>
          </table:table-cell>
          <table:table-cell office:value-type="float" office:value="163.285" calcext:value-type="float">
            <text:p>163.285</text:p>
          </table:table-cell>
          <table:table-cell office:value-type="float" office:value="81.329" calcext:value-type="float">
            <text:p>81.329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0.202" calcext:value-type="float">
            <text:p>330.202</text:p>
          </table:table-cell>
          <table:table-cell office:value-type="float" office:value="384.047" calcext:value-type="float">
            <text:p>384.047</text:p>
          </table:table-cell>
          <table:table-cell office:value-type="float" office:value="174.279" calcext:value-type="float">
            <text:p>174.279</text:p>
          </table:table-cell>
          <table:table-cell office:value-type="float" office:value="56.392" calcext:value-type="float">
            <text:p>56.392</text:p>
          </table:table-cell>
          <table:table-cell table:number-columns-repeated="4"/>
        </table:table-row>
        <table:table-row table:style-name="ro2" table:number-rows-repeated="28">
          <table:table-cell table:number-columns-repeated="9"/>
        </table:table-row>
        <table:table-row table:style-name="ro2">
          <table:table-cell office:value-type="string" calcext:value-type="string">
            <text:p>Threads</text:p>
          </table:table-cell>
          <table:table-cell office:value-type="string" calcext:value-type="string">
            <text:p>1B Seq Read</text:p>
          </table:table-cell>
          <table:table-cell office:value-type="string" calcext:value-type="string">
            <text:p>1B Rand Read</text:p>
          </table:table-cell>
          <table:table-cell office:value-type="string" calcext:value-type="string">
            <text:p>1B Seq Write</text:p>
          </table:table-cell>
          <table:table-cell office:value-type="string" calcext:value-type="string">
            <text:p>1B Rand Write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2.31" calcext:value-type="float">
            <text:p>2.31</text:p>
          </table:table-cell>
          <table:table-cell office:value-type="float" office:value="1.357" calcext:value-type="float">
            <text:p>1.357</text:p>
          </table:table-cell>
          <table:table-cell table:style-name="ce1" office:value-type="float" office:value="2.158" calcext:value-type="float">
            <text:p>2.158</text:p>
          </table:table-cell>
          <table:table-cell office:value-type="float" office:value="1.188" calcext:value-type="float">
            <text:p>1.188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.571" calcext:value-type="float">
            <text:p>4.571</text:p>
          </table:table-cell>
          <table:table-cell office:value-type="float" office:value="2.357" calcext:value-type="float">
            <text:p>2.357</text:p>
          </table:table-cell>
          <table:table-cell office:value-type="float" office:value="4.259" calcext:value-type="float">
            <text:p>4.259</text:p>
          </table:table-cell>
          <table:table-cell office:value-type="float" office:value="2.271" calcext:value-type="float">
            <text:p>2.271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.84" calcext:value-type="float">
            <text:p>8.84</text:p>
          </table:table-cell>
          <table:table-cell office:value-type="float" office:value="1.898" calcext:value-type="float">
            <text:p>1.898</text:p>
          </table:table-cell>
          <table:table-cell office:value-type="float" office:value="8.598" calcext:value-type="float">
            <text:p>8.598</text:p>
          </table:table-cell>
          <table:table-cell office:value-type="float" office:value="2.762" calcext:value-type="float">
            <text:p>2.762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23:58:43.891334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4-09-22T15:05:32</meta:creation-date>
    <dc:date>2014-09-23T14:04:22.279641113</dc:date>
    <meta:editing-duration>PT21H15S</meta:editing-duration>
    <meta:editing-cycles>55</meta:editing-cycles>
    <meta:generator>LibreOffice/4.2.6.3$Linux_X86_64 LibreOffice_project/420m0$Build-3</meta:generator>
    <meta:document-statistic meta:table-count="3" meta:cell-count="1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95cm" svg:y="3.454cm" style:legend-expansion="high" chart:style-name="ch2"/>
        <chart:plot-area chart:style-name="ch3" table:cell-range-address="Sheet1.A36:Sheet1.E38 Sheet1.B29:Sheet1.E29" chart:data-source-has-labels="both" svg:x="1.331cm" svg:y="0.855cm" svg:width="10.224cm" svg:height="6.984cm">
          <chartooo:coordinate-region svg:x="2.138cm" svg:y="1.054cm" svg:width="9.323cm" svg:height="6.138cm"/>
          <chart:axis chart:dimension="x" chart:name="primary-x" chart:style-name="ch4" chartooo:axis-type="auto">
            <chartooo:date-scale/>
            <chart:title svg:x="5.01cm" svg:y="8.019cm" chart:style-name="ch5">
              <text:p>Number of Threads</text:p>
            </chart:title>
            <chart:categories table:cell-range-address="Sheet1.A36:Sheet1.A38"/>
          </chart:axis>
          <chart:axis chart:dimension="y" chart:name="primary-y" chart:style-name="ch6">
            <chart:title svg:x="0.451cm" svg:y="5.238cm" chart:style-name="ch7">
              <text:p>Throughput</text:p>
            </chart:title>
            <chart:grid chart:style-name="ch8" chart:class="major"/>
          </chart:axis>
          <chart:series chart:style-name="ch9" chart:values-cell-range-address="Sheet1.B36:Sheet1.B38" chart:label-cell-address="Sheet1.B29:Sheet1.B29" chart:class="chart:line">
            <chart:data-point chart:repeated="3"/>
          </chart:series>
          <chart:series chart:style-name="ch10" chart:values-cell-range-address="Sheet1.C36:Sheet1.C38" chart:label-cell-address="Sheet1.C29:Sheet1.C29" chart:class="chart:line">
            <chart:data-point chart:repeated="3"/>
          </chart:series>
          <chart:series chart:style-name="ch11" chart:values-cell-range-address="Sheet1.D36:Sheet1.D38" chart:label-cell-address="Sheet1.D29:Sheet1.D29" chart:class="chart:line">
            <chart:data-point chart:repeated="3"/>
          </chart:series>
          <chart:series chart:style-name="ch12" chart:values-cell-range-address="Sheet1.E36:Sheet1.E38" chart:label-cell-address="Sheet1.E29:Sheet1.E29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B Seq Read</text:p>
                <draw:g>
                  <svg:desc>Sheet1.B29:Sheet1.B29</svg:desc>
                </draw:g>
              </table:table-cell>
              <table:table-cell office:value-type="string">
                <text:p>1KB Rand Read</text:p>
                <draw:g>
                  <svg:desc>Sheet1.C29:Sheet1.C29</svg:desc>
                </draw:g>
              </table:table-cell>
              <table:table-cell office:value-type="string">
                <text:p>1KB Seq Write</text:p>
                <draw:g>
                  <svg:desc>Sheet1.D29:Sheet1.D29</svg:desc>
                </draw:g>
              </table:table-cell>
              <table:table-cell office:value-type="string">
                <text:p>1KB Rand Write</text:p>
                <draw:g>
                  <svg:desc>Sheet1.E29:Sheet1.E2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6:Sheet1.A38</svg:desc>
                </draw:g>
              </table:table-cell>
              <table:table-cell office:value-type="float" office:value="134.323">
                <text:p>134.323</text:p>
                <draw:g>
                  <svg:desc>Sheet1.B36:Sheet1.B38</svg:desc>
                </draw:g>
              </table:table-cell>
              <table:table-cell office:value-type="float" office:value="51.549">
                <text:p>51.549</text:p>
                <draw:g>
                  <svg:desc>Sheet1.C36:Sheet1.C38</svg:desc>
                </draw:g>
              </table:table-cell>
              <table:table-cell office:value-type="float" office:value="44.654">
                <text:p>44.654</text:p>
                <draw:g>
                  <svg:desc>Sheet1.D36:Sheet1.D38</svg:desc>
                </draw:g>
              </table:table-cell>
              <table:table-cell office:value-type="float" office:value="16.374">
                <text:p>16.374</text:p>
                <draw:g>
                  <svg:desc>Sheet1.E36:Sheet1.E3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0.983">
                <text:p>180.983</text:p>
              </table:table-cell>
              <table:table-cell office:value-type="float" office:value="76.633">
                <text:p>76.633</text:p>
              </table:table-cell>
              <table:table-cell office:value-type="float" office:value="70.437">
                <text:p>70.437</text:p>
              </table:table-cell>
              <table:table-cell office:value-type="float" office:value="18.915">
                <text:p>18.9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95.142">
                <text:p>295.142</text:p>
              </table:table-cell>
              <table:table-cell office:value-type="float" office:value="117.747">
                <text:p>117.747</text:p>
              </table:table-cell>
              <table:table-cell office:value-type="float" office:value="169.169">
                <text:p>169.169</text:p>
              </table:table-cell>
              <table:table-cell office:value-type="float" office:value="37.215">
                <text:p>37.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42cm" svg:y="3.454cm" style:legend-expansion="high" chart:style-name="ch2"/>
        <chart:plot-area chart:style-name="ch3" table:cell-range-address="Sheet1.A49:Sheet1.E52" chart:data-source-has-labels="both" svg:x="1.331cm" svg:y="0.855cm" svg:width="10.171cm" svg:height="6.984cm">
          <chartooo:coordinate-region svg:x="2.138cm" svg:y="1.054cm" svg:width="9.27cm" svg:height="6.138cm"/>
          <chart:axis chart:dimension="x" chart:name="primary-x" chart:style-name="ch4" chartooo:axis-type="auto">
            <chartooo:date-scale/>
            <chart:title svg:x="4.983cm" svg:y="8.019cm" chart:style-name="ch5">
              <text:p>Number of Threads</text:p>
            </chart:title>
            <chart:categories table:cell-range-address="Sheet1.A50:Sheet1.A52"/>
          </chart:axis>
          <chart:axis chart:dimension="y" chart:name="primary-y" chart:style-name="ch6">
            <chart:title svg:x="0.451cm" svg:y="5.102cm" chart:style-name="ch7">
              <text:p>Throughput</text:p>
            </chart:title>
            <chart:grid chart:style-name="ch8" chart:class="major"/>
          </chart:axis>
          <chart:series chart:style-name="ch9" chart:values-cell-range-address="Sheet1.B50:Sheet1.B52" chart:label-cell-address="Sheet1.B49:Sheet1.B49" chart:class="chart:line">
            <chart:data-point chart:repeated="3"/>
          </chart:series>
          <chart:series chart:style-name="ch10" chart:values-cell-range-address="Sheet1.C50:Sheet1.C52" chart:label-cell-address="Sheet1.C49:Sheet1.C49" chart:class="chart:line">
            <chart:data-point chart:repeated="3"/>
          </chart:series>
          <chart:series chart:style-name="ch11" chart:values-cell-range-address="Sheet1.D50:Sheet1.D52" chart:label-cell-address="Sheet1.D49:Sheet1.D49" chart:class="chart:line">
            <chart:data-point chart:repeated="3"/>
          </chart:series>
          <chart:series chart:style-name="ch12" chart:values-cell-range-address="Sheet1.E50:Sheet1.E52" chart:label-cell-address="Sheet1.E49:Sheet1.E49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B Seq Read</text:p>
                <draw:g>
                  <svg:desc>Sheet1.B49:Sheet1.B49</svg:desc>
                </draw:g>
              </table:table-cell>
              <table:table-cell office:value-type="string">
                <text:p>1MB Rand Read</text:p>
                <draw:g>
                  <svg:desc>Sheet1.C49:Sheet1.C49</svg:desc>
                </draw:g>
              </table:table-cell>
              <table:table-cell office:value-type="string">
                <text:p>1MB Seq Write</text:p>
                <draw:g>
                  <svg:desc>Sheet1.D49:Sheet1.D49</svg:desc>
                </draw:g>
              </table:table-cell>
              <table:table-cell office:value-type="string">
                <text:p>1MB Rand Write</text:p>
                <draw:g>
                  <svg:desc>Sheet1.E49:Sheet1.E4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50:Sheet1.A52</svg:desc>
                </draw:g>
              </table:table-cell>
              <table:table-cell office:value-type="float" office:value="579.99">
                <text:p>579.99</text:p>
                <draw:g>
                  <svg:desc>Sheet1.B50:Sheet1.B52</svg:desc>
                </draw:g>
              </table:table-cell>
              <table:table-cell office:value-type="float" office:value="371.524">
                <text:p>371.524</text:p>
                <draw:g>
                  <svg:desc>Sheet1.C50:Sheet1.C52</svg:desc>
                </draw:g>
              </table:table-cell>
              <table:table-cell office:value-type="float" office:value="96.411">
                <text:p>96.411</text:p>
                <draw:g>
                  <svg:desc>Sheet1.D50:Sheet1.D52</svg:desc>
                </draw:g>
              </table:table-cell>
              <table:table-cell office:value-type="float" office:value="53.49">
                <text:p>53.49</text:p>
                <draw:g>
                  <svg:desc>Sheet1.E50:Sheet1.E5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10.382">
                <text:p>710.382</text:p>
              </table:table-cell>
              <table:table-cell office:value-type="float" office:value="439.663">
                <text:p>439.663</text:p>
              </table:table-cell>
              <table:table-cell office:value-type="float" office:value="163.285">
                <text:p>163.285</text:p>
              </table:table-cell>
              <table:table-cell office:value-type="float" office:value="81.329">
                <text:p>81.3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30.202">
                <text:p>330.202</text:p>
              </table:table-cell>
              <table:table-cell office:value-type="float" office:value="384.047">
                <text:p>384.047</text:p>
              </table:table-cell>
              <table:table-cell office:value-type="float" office:value="174.279">
                <text:p>174.279</text:p>
              </table:table-cell>
              <table:table-cell office:value-type="float" office:value="56.392">
                <text:p>56.3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.015cm" xlink:href=".." xlink:type="simple" chart:class="chart:line" chart:style-name="ch1">
        <chart:legend chart:legend-position="end" svg:x="12.444cm" svg:y="3.461cm" style:legend-expansion="high" chart:style-name="ch2"/>
        <chart:plot-area chart:style-name="ch3" table:cell-range-address="Sheet1.A81:Sheet1.E84" chart:data-source-has-labels="both" svg:x="1.331cm" svg:y="0.855cm" svg:width="10.473cm" svg:height="6.999cm">
          <chartooo:coordinate-region svg:x="1.952cm" svg:y="1.054cm" svg:width="9.758cm" svg:height="6.153cm"/>
          <chart:axis chart:dimension="x" chart:name="primary-x" chart:style-name="ch4" chartooo:axis-type="auto">
            <chartooo:date-scale/>
            <chart:title svg:x="5.134cm" svg:y="8.034cm" chart:style-name="ch5">
              <text:p>Number of Threads</text:p>
            </chart:title>
            <chart:categories table:cell-range-address="Sheet1.A82:Sheet1.A84"/>
          </chart:axis>
          <chart:axis chart:dimension="y" chart:name="primary-y" chart:style-name="ch6">
            <chart:title svg:x="0.451cm" svg:y="5.35cm" chart:style-name="ch7">
              <text:p>Throughput</text:p>
            </chart:title>
            <chart:grid chart:style-name="ch8" chart:class="major"/>
          </chart:axis>
          <chart:series chart:style-name="ch9" chart:values-cell-range-address="Sheet1.B82:Sheet1.B84" chart:label-cell-address="Sheet1.B81:Sheet1.B81" chart:class="chart:line">
            <chart:data-point chart:repeated="3"/>
          </chart:series>
          <chart:series chart:style-name="ch10" chart:values-cell-range-address="Sheet1.C82:Sheet1.C84" chart:label-cell-address="Sheet1.C81:Sheet1.C81" chart:class="chart:line">
            <chart:data-point chart:repeated="3"/>
          </chart:series>
          <chart:series chart:style-name="ch11" chart:values-cell-range-address="Sheet1.D82:Sheet1.D84" chart:label-cell-address="Sheet1.D81:Sheet1.D81" chart:class="chart:line">
            <chart:data-point chart:repeated="3"/>
          </chart:series>
          <chart:series chart:style-name="ch12" chart:values-cell-range-address="Sheet1.E82:Sheet1.E84" chart:label-cell-address="Sheet1.E81:Sheet1.E8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B Seq Read</text:p>
                <draw:g>
                  <svg:desc>Sheet1.B81:Sheet1.B81</svg:desc>
                </draw:g>
              </table:table-cell>
              <table:table-cell office:value-type="string">
                <text:p>1B Rand Read</text:p>
                <draw:g>
                  <svg:desc>Sheet1.C81:Sheet1.C81</svg:desc>
                </draw:g>
              </table:table-cell>
              <table:table-cell office:value-type="string">
                <text:p>1B Seq Write</text:p>
                <draw:g>
                  <svg:desc>Sheet1.D81:Sheet1.D81</svg:desc>
                </draw:g>
              </table:table-cell>
              <table:table-cell office:value-type="string">
                <text:p>1B Rand Write</text:p>
                <draw:g>
                  <svg:desc>Sheet1.E81:Sheet1.E8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82:Sheet1.A84</svg:desc>
                </draw:g>
              </table:table-cell>
              <table:table-cell office:value-type="float" office:value="2.31">
                <text:p>2.31</text:p>
                <draw:g>
                  <svg:desc>Sheet1.B82:Sheet1.B84</svg:desc>
                </draw:g>
              </table:table-cell>
              <table:table-cell office:value-type="float" office:value="1.357">
                <text:p>1.357</text:p>
                <draw:g>
                  <svg:desc>Sheet1.C82:Sheet1.C84</svg:desc>
                </draw:g>
              </table:table-cell>
              <table:table-cell office:value-type="float" office:value="2.158">
                <text:p>2.158</text:p>
                <draw:g>
                  <svg:desc>Sheet1.D82:Sheet1.D84</svg:desc>
                </draw:g>
              </table:table-cell>
              <table:table-cell office:value-type="float" office:value="1.188">
                <text:p>1.188</text:p>
                <draw:g>
                  <svg:desc>Sheet1.E82:Sheet1.E8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571">
                <text:p>4.571</text:p>
              </table:table-cell>
              <table:table-cell office:value-type="float" office:value="2.357">
                <text:p>2.357</text:p>
              </table:table-cell>
              <table:table-cell office:value-type="float" office:value="4.259">
                <text:p>4.259</text:p>
              </table:table-cell>
              <table:table-cell office:value-type="float" office:value="2.271">
                <text:p>2.2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.84">
                <text:p>8.84</text:p>
              </table:table-cell>
              <table:table-cell office:value-type="float" office:value="1.898">
                <text:p>1.898</text:p>
              </table:table-cell>
              <table:table-cell office:value-type="float" office:value="8.598">
                <text:p>8.598</text:p>
              </table:table-cell>
              <table:table-cell office:value-type="float" office:value="2.762">
                <text:p>2.7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